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3" style:family="paragraph"/>
    <style:style style:name="P7" style:parent-style-name="ListParagraph" style:list-style-name="LFO3" style:family="paragraph"/>
    <style:style style:name="P8" style:parent-style-name="ListParagraph" style:list-style-name="LFO3" style:family="paragraph"/>
    <style:style style:name="P9" style:parent-style-name="ListParagraph" style:list-style-name="LFO3" style:family="paragraph"/>
    <style:style style:name="P10" style:parent-style-name="ListParagraph" style:list-style-name="LFO5" style:family="paragraph"/>
    <style:style style:name="P11" style:parent-style-name="ListParagraph" style:list-style-name="LFO5" style:family="paragraph"/>
  </office:automatic-styles>
  <office:body>
    <office:text text:use-soft-page-breaks="true">
      <text:p text:style-name="P1">Fellow AOE 2 fans,</text:p>
      <text:p text:style-name="Normal">since DE came out, there have been many discussions regarding the ranking system and whether it<text:s/>is<text:s/>fair for new players. Currently, players who are new to the 1v1 ranked matches start at 1000<text:s/>ELO<text:s/>and then adjust their ranking gradually according to their skill. Some say that this is unfair since the skill level of 1000<text:s/>ELO<text:s/>is quite high. New players are therefore forced to lose most of their first 10 placement games and might become discouraged and stop playing ranked. However, I’ve never seen this claim backed up<text:s/>by<text:s/>data and<text:s/>so<text:s/>I decided to investigate.</text:p>
      <text:p text:style-name="Normal">I started by downloading player and match data from aoe2.net, which was still functional at the time.<text:s/>Then I attempted to identify players who are new to the 1v1 ladder. I selected the players using these criteria:</text:p>
      <text:list text:style-name="LFO2" text:continue-numbering="true">
        <text:list-item>
          <text:p text:style-name="P2">They played their last 1v1 placement game within 90 days before the<text:s/>download<text:s/>date (I did this on the 11th of September). Aoe2.net does not store the placement games<text:s/>other than the last one<text:s/>and therefore I cannot analyze them.</text:p>
        </text:list-item>
        <text:list-item>
          <text:p text:style-name="P3">They do not have any previous ranked experience. I excluded the players who started to play ranked team games before 1v1s.</text:p>
        </text:list-item>
        <text:list-item>
          <text:p text:style-name="P4">Were still playing games 30 days before the download date (excludes those who gave up on the 1v1 ranked ladder)</text:p>
        </text:list-item>
        <text:list-item>
          <text:p text:style-name="P5">Played between 10 and 50 games during the three-month period</text:p>
        </text:list-item>
      </text:list>
      <text:p text:style-name="Normal">The points (3) and (4) were included for practical reasons – it takes too long to download all<text:s/>match history<text:s/>data and I just wanted to take a quick look.<text:s/>I excluded the players who gave up or were very active, which could skew the data slightly<text:s/>in any direction.<text:s/>I found 1815 players that match the above criteria.<text:s/>I looked at the match history of these players and found the following results:</text:p>
      <text:list text:style-name="LFO3" text:continue-numbering="true">
        <text:list-item>
          <text:p text:style-name="P6">The<text:s/>average<text:s/>ELO<text:s/>after the 10 placement games is 909<text:s/>(see the attached chart for distribution)</text:p>
        </text:list-item>
        <text:list-item>
          <text:p text:style-name="P7">Players win 3.89 of their placement games on average</text:p>
        </text:list-item>
        <text:list-item>
          <text:p text:style-name="P8">82% of the players win at least one placement game</text:p>
        </text:list-item>
        <text:list-item>
          <text:p text:style-name="P9">30% of the players end up having over 1000<text:s/>ELO<text:s/>after the placement games</text:p>
        </text:list-item>
      </text:list>
      <text:p text:style-name="Normal">These are the results that describe the situation after the last placement game. The situation at the end of the three-month period<text:s/>changed<text:s/>as following:</text:p>
      <text:list text:style-name="LFO5" text:continue-numbering="true">
        <text:list-item>
          <text:p text:style-name="P10">Most players continued<text:s/>and played<text:s/>on average 21 games during the three-month period.<text:s/></text:p>
        </text:list-item>
        <text:list-item>
          <text:p text:style-name="P11">The average<text:s/>ELO<text:s/>dropped<text:s/>slightly to 875 at the end of the period</text:p>
        </text:list-item>
      </text:list>
      <text:p text:style-name="Normal">Conclusion:</text:p>
      <text:p text:style-name="Normal">The average<text:s/>ELO<text:s/>after the placement games is lower than the predicted<text:s/>ELO<text:s/>of 1000, but not by much. Minor adjustments to the system might benefit the new players. This data should be tracked regularly to see if this becomes worse over time. This could also help us see how much AOE players improve over time, which is a fascinating topic. But for that we need much more work and a functioning match history.<text:s/></text:p>
      <text:p text:style-name="Normal">Unfortunately, the sample is not entirely random (I used additional criteria to shorten download time, see above). I would like to analyze the data properly, once aoe2.net or a similar website is up and running.<text:s/></text:p>
      <text:p text:style-name="Normal"/>
      <text:p text:style-name="Normal">I’d be curious to<text:s/>hear<text:s/>any news regarding the current state of aoe2.n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el Suchy</meta:initial-creator>
    <dc:creator>Daniel Suchy</dc:creator>
    <meta:creation-date>2022-10-06T15:31:00Z</meta:creation-date>
    <dc:date>2022-10-06T18:00:00Z</dc:date>
    <meta:template xlink:href="Normal" xlink:type="simple"/>
    <meta:editing-cycles>12</meta:editing-cycles>
    <meta:editing-duration>PT8940S</meta:editing-duration>
    <meta:document-statistic meta:page-count="2" meta:paragraph-count="5" meta:word-count="447" meta:character-count="2991" meta:row-count="21" meta:non-whitespace-character-count="2549"/>
  </office:meta>
</office:document-meta>
</file>